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424f6" officeooo:paragraph-rsid="001424f6" style:font-weight-asian="bold" style:font-weight-complex="bold"/>
    </style:style>
    <style:style style:name="P2" style:family="paragraph" style:parent-style-name="Standard">
      <style:text-properties officeooo:rsid="0012156e" officeooo:paragraph-rsid="0012156e"/>
    </style:style>
    <style:style style:name="P3" style:family="paragraph" style:parent-style-name="Standard">
      <style:text-properties officeooo:rsid="0012156e" officeooo:paragraph-rsid="001793b0"/>
    </style:style>
    <style:style style:name="P4" style:family="paragraph" style:parent-style-name="Standard">
      <style:text-properties officeooo:rsid="00125dfc" officeooo:paragraph-rsid="00125dfc"/>
    </style:style>
    <style:style style:name="P5" style:family="paragraph" style:parent-style-name="Standard">
      <style:text-properties officeooo:rsid="001424f6" officeooo:paragraph-rsid="001424f6"/>
    </style:style>
    <style:style style:name="T1" style:family="text">
      <style:text-properties officeooo:rsid="00125d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92f3"/>
    </style:style>
    <style:style style:name="T4" style:family="text">
      <style:text-properties officeooo:rsid="0012d375"/>
    </style:style>
    <style:style style:name="T5" style:family="text">
      <style:text-properties officeooo:rsid="0015c8b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6.6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2">Note:</text:span> White bar beside header pin is the GND pin.</text:p>
      <text:p text:style-name="P2"/>
      <text:p text:style-name="P2">1. 4 pin keyed: FAN</text:p>
      <text:p text:style-name="P2"/>
      <text:p text:style-name="P2">2. 3 pin: <text:span text:style-name="T1">external LED</text:span></text:p>
      <text:p text:style-name="P2"/>
      <text:p text:style-name="P2">3. 2x2: <text:span text:style-name="T1">Two spare ADC or I/o</text:span></text:p>
      <text:p text:style-name="P2"/>
      <text:p text:style-name="P2">4. 3 pin keyed <text:span text:style-name="T3">Molex</text:span>: <text:span text:style-name="T1">DUMP2 FET</text:span></text:p>
      <text:p text:style-name="P2"/>
      <text:p text:style-name="P2"><text:soft-page-break/>5: 4 pin: <text:span text:style-name="T1">I2C (gnd,+5, I2C2: SCK, SDA)</text:span></text:p>
      <text:p text:style-name="P2"/>
      <text:p text:style-name="P2">6. 6 pin: FTDI <text:span text:style-name="T1">(GND, RX, TX)</text:span></text:p>
      <text:p text:style-name="P2"/>
      <text:p text:style-name="P2">7. 3 pin: SWD: <text:span text:style-name="T1">ST-LINK</text:span></text:p>
      <text:p text:style-name="P2"/>
      <text:p text:style-name="P2">8. 2 pin: charger, <text:span text:style-name="T1">voltage across </text:span>1 ohm</text:p>
      <text:p text:style-name="P2"/>
      <text:p text:style-name="P2">9. 2 pin: thermistor <text:span text:style-name="T5">#2</text:span>: <text:span text:style-name="T4">GPIO4 (11/2022 fan control)</text:span></text:p>
      <text:p text:style-name="P2"/>
      <text:p text:style-name="P2">10. 2 pin: thermistor <text:span text:style-name="T5">#3</text:span>: <text:span text:style-name="T4">GPIO3 </text:span></text:p>
      <text:p text:style-name="P2"/>
      <text:p text:style-name="P2">11. 2 pin: thermistor <text:span text:style-name="T5">#1</text:span>: <text:span text:style-name="T4">GPIO2</text:span></text:p>
      <text:p text:style-name="P2"/>
      <text:p text:style-name="P2">12. 3 pin: Hall-effect sensor <text:span text:style-name="T1">(gnd, signal: GPIO1, +5)</text:span></text:p>
      <text:p text:style-name="P2"/>
      <text:p text:style-name="P3">13. 2 pin: Battery powered <text:span text:style-name="T1">(pushbutton for manual wakeup)</text:span></text:p>
      <text:p text:style-name="P2"/>
      <text:p text:style-name="P2">14. 2 pin keyed <text:span text:style-name="T3">Molex</text:span>: DUMP <text:span text:style-name="T3">(source (black), drain (red))</text:span></text:p>
      <text:p text:style-name="P2"/>
      <text:p text:style-name="P2">15. Lug: FET drain<text:span text:style-name="T1"> (to heater resistor)</text:span></text:p>
      <text:p text:style-name="P2"/>
      <text:p text:style-name="P2">16. Lug: FET source (ground<text:span text:style-name="T1">)</text:span></text:p>
      <text:p text:style-name="P2"/>
      <text:p text:style-name="P4">17. 2 pin: power jumper <text:span text:style-name="T3">(remove jumper to measure 12v CAN current)</text:span></text:p>
      <text:p text:style-name="P2"/>
      <text:p text:style-name="P5"><text:span text:style-name="T2">2x5 header</text:span>: CAN bus: +12v, -12v, CANH, CANL, Master-Reset)</text:p>
      <text:p text:style-name="P5"/>
      <text:p text:style-name="P5"><text:span text:style-name="T2">2x10 header</text:span>: Battery ribb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424f6" officeooo:paragraph-rsid="001424f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ge <text:page-number text:select-page="current">1</text:page-number> <text:s/><text:date style:data-style-name="N37" text:date-value="2022-11-27T12:38:26.480796961" text:fixed="true">11/27/22</text:date> <text:s text:c="15"/>BMS1818 header location descrip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11:58:47.406675014</meta:creation-date>
    <dc:date>2022-12-11T20:13:04.204876260</dc:date>
    <meta:editing-duration>PT14H24M24S</meta:editing-duration>
    <meta:editing-cycles>10</meta:editing-cycles>
    <meta:generator>LibreOffice/5.1.6.2$Linux_X86_64 LibreOffice_project/10m0$Build-2</meta:generator>
    <meta:document-statistic meta:table-count="0" meta:image-count="0" meta:object-count="1" meta:page-count="2" meta:paragraph-count="21" meta:word-count="155" meta:character-count="844" meta:non-whitespace-character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467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0.13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26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183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6.993cm"/>
    </style:style>
    <style:style style:name="gr12" style:family="graphic" style:parent-style-name="standard">
      <style:graphic-properties draw:textarea-horizontal-align="justify" draw:textarea-vertical-align="middle" draw:auto-grow-height="false" fo:min-height="0.131cm" fo:min-width="0.26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15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0.38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47cm" fo:min-width="11.69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1.717cm" svg:x="5.699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7.477cm" svg:y="8.11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143cm" svg:x="8.366cm" svg:y="9.8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0.635cm" svg:x="6.715cm" svg:y="11.41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6.588cm" svg:y="12.68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2.54cm" svg:x="6.461cm" svg:y="14.84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7cm" svg:height="0.508cm" svg:x="7.858cm" svg:y="16.49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1.016cm" svg:x="17.637cm" svg:y="6.207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08cm" svg:height="1.143cm" svg:x="17.764cm" svg:y="8.747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3cm" svg:height="1.524cm" svg:x="9.679cm" svg:y="6.115cm">
          <text:p text:style-name="P2">2x5 hd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381cm" svg:x="14.335cm" svg:y="5.953cm">
          <text:p text:style-name="P2">`1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493cm" svg:height="1.27cm" svg:x="8.747cm" svg:y="25.892cm">
          <text:p text:style-name="P2">2x10 hd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2cm" svg:height="0.381cm" svg:x="12.43cm" svg:y="13.19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2.811cm" svg:y="15.22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3.7cm" svg:y="15.22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4.589cm" svg:y="15.22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1cm" svg:height="0.508cm" svg:x="17.637cm" svg:y="15.478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51cm" svg:height="0.508cm" svg:x="15.605cm" svg:y="16.621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889cm" svg:height="1.524cm" svg:x="6.588cm" svg:y="6.33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192cm" svg:height="1.397cm" svg:x="5.826cm" svg:y="2.27cm">
          <text:p text:style-name="P2">BMS1818 header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08cm" svg:height="0.762cm" svg:x="17.764cm" svg:y="11.668cm">
          <text:p text:style-name="P2">1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